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9.114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7.588cm"/>
    </style:style>
    <style:style style:name="co14" style:family="table-column">
      <style:table-column-properties fo:break-before="auto" style:column-width="4.676cm"/>
    </style:style>
    <style:style style:name="co15" style:family="table-column">
      <style:table-column-properties fo:break-before="auto" style:column-width="7.551cm"/>
    </style:style>
    <style:style style:name="co16" style:family="table-column">
      <style:table-column-properties fo:break-before="auto" style:column-width="2.773cm"/>
    </style:style>
    <style:style style:name="co17" style:family="table-column">
      <style:table-column-properties fo:break-before="auto" style:column-width="3.253cm"/>
    </style:style>
    <style:style style:name="co18" style:family="table-column">
      <style:table-column-properties fo:break-before="auto" style:column-width="6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/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ext-properties style:font-name="Liberation Sans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8" style:family="table-cell" style:parent-style-name="Default" style:data-style-name="N100">
      <style:text-properties style:font-name="Liberation Sans"/>
    </style:style>
    <style:style style:name="ce29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Kunden.$A$2:$Kunden.$A$31])" table:allow-empty-cell="true" table:display-list="unsorted" table:base-cell-address="AR.D1">
          <table:error-message table:message-type="stop" table:display="true"/>
        </table:content-validation>
        <table:content-validation table:name="val2" table:base-cell-address="AR.G1">
          <table:error-message table:message-type="stop" table:display="true"/>
        </table:content-validation>
        <table:content-validation table:name="val3" table:condition="of:cell-content-is-in-list([$Produkte.$A:.$A])" table:allow-empty-cell="false" table:display-list="unsorted" table:base-cell-address="AR.AF1">
          <table:error-message table:message-type="stop" table:display="true"/>
        </table:content-validation>
      </table:content-validations>
      <table:table table:name="A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ce6"/>
        <table:table-column table:style-name="co5" table:default-cell-style-name="Default"/>
        <table:table-column table:style-name="co5" table:number-columns-repeated="3" table:default-cell-style-name="ce6"/>
        <table:table-column table:style-name="co5" table:default-cell-style-name="Default"/>
        <table:table-column table:style-name="co5" table:number-columns-repeated="3" table:default-cell-style-name="ce6"/>
        <table:table-column table:style-name="co5" table:default-cell-style-name="Default"/>
        <table:table-column table:style-name="co5" table:number-columns-repeated="3" table:default-cell-style-name="ce6"/>
        <table:table-column table:style-name="co5" table:default-cell-style-name="Default"/>
        <table:table-column table:style-name="co5" table:number-columns-repeated="5" table:default-cell-style-name="ce6"/>
        <table:table-column table:style-name="co5" table:number-columns-repeated="27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Monat</text:p>
          </table:table-cell>
          <table:table-cell table:style-name="ce3" office:value-type="string" calcext:value-type="string">
            <text:p>Datum</text:p>
          </table:table-cell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DebNr</text:p>
          </table:table-cell>
          <table:table-cell table:style-name="ce1" office:value-type="string" calcext:value-type="string">
            <text:p>Firma1</text:p>
          </table:table-cell>
          <table:table-cell table:style-name="ce1" table:content-validation-name="val2" office:value-type="string" calcext:value-type="string">
            <text:p>Firma2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ReN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M1</text:p>
          </table:table-cell>
          <table:table-cell table:style-name="ce1" table:content-validation-name="val3" office:value-type="string" calcext:value-type="string">
            <text:p>Pos1</text:p>
          </table:table-cell>
          <table:table-cell table:style-name="ce5" office:value-type="string" calcext:value-type="string">
            <text:p>EPreis1</text:p>
          </table:table-cell>
          <table:table-cell table:style-name="ce5" office:value-type="string" calcext:value-type="string">
            <text:p>netto1</text:p>
          </table:table-cell>
          <table:table-cell table:style-name="ce5" office:value-type="string" calcext:value-type="string">
            <text:p>M2</text:p>
          </table:table-cell>
          <table:table-cell table:style-name="ce1" table:content-validation-name="val3" office:value-type="string" calcext:value-type="string">
            <text:p>Pos2</text:p>
          </table:table-cell>
          <table:table-cell table:style-name="ce5" office:value-type="string" calcext:value-type="string">
            <text:p>EPreis2</text:p>
          </table:table-cell>
          <table:table-cell table:style-name="ce5" office:value-type="string" calcext:value-type="string">
            <text:p>netto2</text:p>
          </table:table-cell>
          <table:table-cell table:style-name="ce5" office:value-type="string" calcext:value-type="string">
            <text:p>M3</text:p>
          </table:table-cell>
          <table:table-cell table:style-name="ce1" table:content-validation-name="val3" office:value-type="string" calcext:value-type="string">
            <text:p>Pos3</text:p>
          </table:table-cell>
          <table:table-cell table:style-name="ce5" office:value-type="string" calcext:value-type="string">
            <text:p>EPreis3</text:p>
          </table:table-cell>
          <table:table-cell table:style-name="ce5" office:value-type="string" calcext:value-type="string">
            <text:p>netto3</text:p>
          </table:table-cell>
          <table:table-cell table:style-name="ce5" office:value-type="string" calcext:value-type="string">
            <text:p>M4</text:p>
          </table:table-cell>
          <table:table-cell table:style-name="ce1" table:content-validation-name="val3" office:value-type="string" calcext:value-type="string">
            <text:p>Pos4</text:p>
          </table:table-cell>
          <table:table-cell table:style-name="ce5" office:value-type="string" calcext:value-type="string">
            <text:p>EPreis4</text:p>
          </table:table-cell>
          <table:table-cell table:style-name="ce5" office:value-type="string" calcext:value-type="string">
            <text:p>netto4</text:p>
          </table:table-cell>
          <table:table-cell table:style-name="ce5" office:value-type="string" calcext:value-type="string">
            <text:p>M5</text:p>
          </table:table-cell>
          <table:table-cell table:style-name="ce1" table:content-validation-name="val3" office:value-type="string" calcext:value-type="string">
            <text:p>Pos5</text:p>
          </table:table-cell>
          <table:table-cell table:style-name="ce5" office:value-type="string" calcext:value-type="string">
            <text:p>Epreis5</text:p>
          </table:table-cell>
          <table:table-cell table:style-name="ce5" office:value-type="string" calcext:value-type="string">
            <text:p>netto5</text:p>
          </table:table-cell>
          <table:table-cell table:style-name="ce5" office:value-type="string" calcext:value-type="string">
            <text:p>GesNetto</text:p>
          </table:table-cell>
          <table:table-cell table:style-name="ce5" office:value-type="string" calcext:value-type="string">
            <text:p>USt</text:p>
          </table:table-cell>
          <table:table-cell table:style-name="ce5" office:value-type="string" calcext:value-type="string">
            <text:p>brutto</text:p>
          </table:table-cell>
          <table:table-cell table:style-name="ce1"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2]-1;[.A2])" office:value-type="date" office:date-value="2019-05-10" calcext:value-type="date">
            <text:p>10.05.2019</text:p>
          </table:table-cell>
          <table:table-cell table:content-validation-name="val1" office:value-type="string" calcext:value-type="string">
            <text:p>10001-Bad Wiesseer Trachtenhaus e.K.</text:p>
          </table:table-cell>
          <table:table-cell table:content-validation-name="val2" table:formula="of:=VLOOKUP([.$D2];Kunden;2;0)" office:value-type="float" office:value="10001" calcext:value-type="float">
            <text:p>10001</text:p>
          </table:table-cell>
          <table:table-cell table:content-validation-name="val2" table:formula="of:=VLOOKUP([.$D2];Kunden;3;0)" office:value-type="string" office:string-value="Bad Wiesseer Trachtenhaus e.K." calcext:value-type="string">
            <text:p>Bad Wiesseer Trachtenhaus e.K.</text:p>
          </table:table-cell>
          <table:table-cell table:content-validation-name="val2" table:formula="of:=VLOOKUP([.$D2];Kunden;4;0)" office:value-type="float" office:value="0" calcext:value-type="float">
            <text:p/>
          </table:table-cell>
          <table:table-cell table:content-validation-name="val2" table:formula="of:=VLOOKUP([.$D2];Kunden;5;0)" office:value-type="string" office:string-value="Hirschbergstraße 23" calcext:value-type="string">
            <text:p>Hirschbergstraße 23</text:p>
          </table:table-cell>
          <table:table-cell table:content-validation-name="val2" table:formula="of:=VLOOKUP([.$D2];Kunden;6;0)" office:value-type="float" office:value="83707" calcext:value-type="float">
            <text:p>83707</text:p>
          </table:table-cell>
          <table:table-cell table:content-validation-name="val2" table:formula="of:=VLOOKUP([.$D2];Kunden;7;0)" office:value-type="string" office:string-value="Bad Wiessee" calcext:value-type="string">
            <text:p>Bad Wiessee</text:p>
          </table:table-cell>
          <table:table-cell table:content-validation-name="val2" table:formula="of:=IF(VLOOKUP([.$D2];Kunden;8;0)=&quot;Deutschland&quot;;&quot;&quot;;VLOOKUP([.$D2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2" calcext:value-type="float">
            <text:p>1600532</text:p>
          </table:table-cell>
          <table:table-cell office:value-type="string" calcext:value-type="string">
            <text:p>Neue Umkleidekabinen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Aktenregal "Diogenes"</text:p>
          </table:table-cell>
          <table:table-cell table:formula="of:=VLOOKUP([.P2];Produkte;3;0)" office:value-type="float" office:value="235" calcext:value-type="float">
            <text:p>235,00</text:p>
          </table:table-cell>
          <table:table-cell table:formula="of:=[.O2]*[.Q2]" office:value-type="float" office:value="2350" calcext:value-type="float">
            <text:p>2.350,00</text:p>
          </table:table-cell>
          <table:table-cell/>
          <table:table-cell table:content-validation-name="val3"/>
          <table:table-cell/>
          <table:table-cell table:formula="of:=[.S2]*[.U2]" office:value-type="float" office:value="0" calcext:value-type="float">
            <text:p>0,00</text:p>
          </table:table-cell>
          <table:table-cell/>
          <table:table-cell table:content-validation-name="val3"/>
          <table:table-cell/>
          <table:table-cell table:formula="of:=[.W2]*[.Y2]" office:value-type="float" office:value="0" calcext:value-type="float">
            <text:p>0,00</text:p>
          </table:table-cell>
          <table:table-cell/>
          <table:table-cell table:content-validation-name="val3"/>
          <table:table-cell/>
          <table:table-cell table:formula="of:=[.AA2]*[.AC2]" office:value-type="float" office:value="0" calcext:value-type="float">
            <text:p>0,00</text:p>
          </table:table-cell>
          <table:table-cell/>
          <table:table-cell table:content-validation-name="val3"/>
          <table:table-cell/>
          <table:table-cell table:formula="of:=[.AE2]*[.AG2]" office:value-type="float" office:value="0" calcext:value-type="float">
            <text:p>0,00</text:p>
          </table:table-cell>
          <table:table-cell table:formula="of:=[.R2]+[.V2]+[.Z2]+[.AD2]+[.AH2]" office:value-type="float" office:value="2350" calcext:value-type="float">
            <text:p>2.350,00</text:p>
          </table:table-cell>
          <table:table-cell table:formula="of:=[.AI2]*UStSatz/100" office:value-type="float" office:value="446.5" calcext:value-type="float">
            <text:p>446,50</text:p>
          </table:table-cell>
          <table:table-cell table:formula="of:=[.AI2]+[.AJ2]" office:value-type="float" office:value="2796.5" calcext:value-type="float">
            <text:p>2.796,5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3]-1;[.A3])" office:value-type="date" office:date-value="2019-05-10" calcext:value-type="date">
            <text:p>10.05.2019</text:p>
          </table:table-cell>
          <table:table-cell table:content-validation-name="val1" office:value-type="string" calcext:value-type="string">
            <text:p>10004-Optik Höllerich</text:p>
          </table:table-cell>
          <table:table-cell table:content-validation-name="val2" table:formula="of:=VLOOKUP([.$D3];Kunden;2;0)" office:value-type="float" office:value="10004" calcext:value-type="float">
            <text:p>10004</text:p>
          </table:table-cell>
          <table:table-cell table:content-validation-name="val2" table:formula="of:=VLOOKUP([.$D3];Kunden;3;0)" office:value-type="string" office:string-value="Optik Höllerich" calcext:value-type="string">
            <text:p>Optik Höllerich</text:p>
          </table:table-cell>
          <table:table-cell table:content-validation-name="val2" table:formula="of:=VLOOKUP([.$D3];Kunden;4;0)" office:value-type="float" office:value="0" calcext:value-type="float">
            <text:p/>
          </table:table-cell>
          <table:table-cell table:content-validation-name="val2" table:formula="of:=VLOOKUP([.$D3];Kunden;5;0)" office:value-type="string" office:string-value="Am Eichkobel 26" calcext:value-type="string">
            <text:p>Am Eichkobel 26</text:p>
          </table:table-cell>
          <table:table-cell table:content-validation-name="val2" table:formula="of:=VLOOKUP([.$D3];Kunden;6;0)" office:value-type="float" office:value="86399" calcext:value-type="float">
            <text:p>86399</text:p>
          </table:table-cell>
          <table:table-cell table:content-validation-name="val2" table:formula="of:=VLOOKUP([.$D3];Kunden;7;0)" office:value-type="string" office:string-value="Straßberg bei Bobingen" calcext:value-type="string">
            <text:p>Straßberg bei Bobingen</text:p>
          </table:table-cell>
          <table:table-cell table:style-name="ce10" table:content-validation-name="val2" table:formula="of:=IF(VLOOKUP([.$D3];Kunden;8;0)=&quot;Deutschland&quot;;&quot;&quot;;VLOOKUP([.$D3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3" calcext:value-type="float">
            <text:p>1600533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office:value-type="float" office:value="43650" calcext:value-type="float">
            <text:p>43.650,0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3]+[.V3]+[.Z3]+[.AD3]+[.AH3]" office:value-type="float" office:value="43650" calcext:value-type="float">
            <text:p>43.650,00</text:p>
          </table:table-cell>
          <table:table-cell table:formula="of:=[.AI3]*UStSatz/100" office:value-type="float" office:value="8293.5" calcext:value-type="float">
            <text:p>8.293,50</text:p>
          </table:table-cell>
          <table:table-cell table:formula="of:=[.AI3]+[.AJ3]" office:value-type="float" office:value="51943.5" calcext:value-type="float">
            <text:p>51.943,5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4]-1;[.A4])" office:value-type="date" office:date-value="2019-05-10" calcext:value-type="date">
            <text:p>10.05.2019</text:p>
          </table:table-cell>
          <table:table-cell table:content-validation-name="val1" office:value-type="string" calcext:value-type="string">
            <text:p>10003-Juwelier L. F. Hirtreiter GmbH</text:p>
          </table:table-cell>
          <table:table-cell table:content-validation-name="val2" table:formula="of:=VLOOKUP([.$D4];Kunden;2;0)" office:value-type="float" office:value="10003" calcext:value-type="float">
            <text:p>10003</text:p>
          </table:table-cell>
          <table:table-cell table:content-validation-name="val2" table:formula="of:=VLOOKUP([.$D4];Kunden;3;0)" office:value-type="string" office:string-value="Juwelier L. F. Hirtreiter GmbH" calcext:value-type="string">
            <text:p>Juwelier L. F. Hirtreiter GmbH</text:p>
          </table:table-cell>
          <table:table-cell table:content-validation-name="val2" table:formula="of:=VLOOKUP([.$D4];Kunden;4;0)" office:value-type="float" office:value="0" calcext:value-type="float">
            <text:p/>
          </table:table-cell>
          <table:table-cell table:content-validation-name="val2" table:formula="of:=VLOOKUP([.$D4];Kunden;5;0)" office:value-type="string" office:string-value="Stadtgraben 11" calcext:value-type="string">
            <text:p>Stadtgraben 11</text:p>
          </table:table-cell>
          <table:table-cell table:content-validation-name="val2" table:formula="of:=VLOOKUP([.$D4];Kunden;6;0)" office:value-type="float" office:value="94315" calcext:value-type="float">
            <text:p>94315</text:p>
          </table:table-cell>
          <table:table-cell table:content-validation-name="val2" table:formula="of:=VLOOKUP([.$D4];Kunden;7;0)" office:value-type="string" office:string-value="Straubing" calcext:value-type="string">
            <text:p>Straubing</text:p>
          </table:table-cell>
          <table:table-cell table:style-name="ce10" table:content-validation-name="val2" table:formula="of:=IF(VLOOKUP([.$D4];Kunden;8;0)=&quot;Deutschland&quot;;&quot;&quot;;VLOOKUP([.$D4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4" calcext:value-type="float">
            <text:p>1600534</text:p>
          </table:table-cell>
          <table:table-cell office:value-type="string" calcext:value-type="string">
            <text:p>Ladentheke</text:p>
          </table:table-cell>
          <table:table-cell/>
          <table:table-cell table:content-validation-name="val3"/>
          <table:table-cell/>
          <table:table-cell office:value-type="float" office:value="8470.16806722689" calcext:value-type="float">
            <text:p>8.470,17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4]+[.V4]+[.Z4]+[.AD4]+[.AH4]" office:value-type="float" office:value="8470.16806722689" calcext:value-type="float">
            <text:p>8.470,17</text:p>
          </table:table-cell>
          <table:table-cell table:formula="of:=[.AI4]*UStSatz/100" office:value-type="float" office:value="1609.33193277311" calcext:value-type="float">
            <text:p>1.609,33</text:p>
          </table:table-cell>
          <table:table-cell table:formula="of:=[.AI4]+[.AJ4]" office:value-type="float" office:value="10079.5" calcext:value-type="float">
            <text:p>10.079,5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5]-1;[.A5])" office:value-type="date" office:date-value="2019-05-10" calcext:value-type="date">
            <text:p>10.05.2019</text:p>
          </table:table-cell>
          <table:table-cell table:content-validation-name="val1" office:value-type="string" calcext:value-type="string">
            <text:p>10002-design studio fischer GmbH</text:p>
          </table:table-cell>
          <table:table-cell table:content-validation-name="val2" table:formula="of:=VLOOKUP([.$D5];Kunden;2;0)" office:value-type="float" office:value="10002" calcext:value-type="float">
            <text:p>10002</text:p>
          </table:table-cell>
          <table:table-cell table:content-validation-name="val2" table:formula="of:=VLOOKUP([.$D5];Kunden;3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5];Kunden;4;0)" office:value-type="float" office:value="0" calcext:value-type="float">
            <text:p/>
          </table:table-cell>
          <table:table-cell table:content-validation-name="val2" table:formula="of:=VLOOKUP([.$D5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5];Kunden;6;0)" office:value-type="float" office:value="55597" calcext:value-type="float">
            <text:p>55597</text:p>
          </table:table-cell>
          <table:table-cell table:content-validation-name="val2" table:formula="of:=VLOOKUP([.$D5];Kunden;7;0)" office:value-type="string" office:string-value="Wöllstein" calcext:value-type="string">
            <text:p>Wöllstein</text:p>
          </table:table-cell>
          <table:table-cell table:style-name="ce10" table:content-validation-name="val2" table:formula="of:=IF(VLOOKUP([.$D5];Kunden;8;0)=&quot;Deutschland&quot;;&quot;&quot;;VLOOKUP([.$D5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5" calcext:value-type="float">
            <text:p>1600535</text:p>
          </table:table-cell>
          <table:table-cell office:value-type="string" calcext:value-type="string">
            <text:p>Reparatur Schranktür</text:p>
          </table:table-cell>
          <table:table-cell/>
          <table:table-cell table:content-validation-name="val3"/>
          <table:table-cell/>
          <table:table-cell office:value-type="float" office:value="1515.33613445378" calcext:value-type="float">
            <text:p>1.515,34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5]+[.V5]+[.Z5]+[.AD5]+[.AH5]" office:value-type="float" office:value="1515.33613445378" calcext:value-type="float">
            <text:p>1.515,34</text:p>
          </table:table-cell>
          <table:table-cell table:formula="of:=[.AI5]*UStSatz/100" office:value-type="float" office:value="287.913865546218" calcext:value-type="float">
            <text:p>287,91</text:p>
          </table:table-cell>
          <table:table-cell table:formula="of:=[.AI5]+[.AJ5]" office:value-type="float" office:value="1803.25" calcext:value-type="float">
            <text:p>1.803,25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DATE(Jahr;ErsterMonat+[.B6]-1;[.A6])" office:value-type="date" office:date-value="2019-05-23" calcext:value-type="date">
            <text:p>23.05.2019</text:p>
          </table:table-cell>
          <table:table-cell table:content-validation-name="val1" office:value-type="string" calcext:value-type="string">
            <text:p>10002-design studio fischer GmbH</text:p>
          </table:table-cell>
          <table:table-cell table:content-validation-name="val2" table:formula="of:=VLOOKUP([.$D6];Kunden;2;0)" office:value-type="float" office:value="10002" calcext:value-type="float">
            <text:p>10002</text:p>
          </table:table-cell>
          <table:table-cell table:content-validation-name="val2" table:formula="of:=VLOOKUP([.$D6];Kunden;3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6];Kunden;4;0)" office:value-type="float" office:value="0" calcext:value-type="float">
            <text:p/>
          </table:table-cell>
          <table:table-cell table:content-validation-name="val2" table:formula="of:=VLOOKUP([.$D6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6];Kunden;6;0)" office:value-type="float" office:value="55597" calcext:value-type="float">
            <text:p>55597</text:p>
          </table:table-cell>
          <table:table-cell table:content-validation-name="val2" table:formula="of:=VLOOKUP([.$D6];Kunden;7;0)" office:value-type="string" office:string-value="Wöllstein" calcext:value-type="string">
            <text:p>Wöllstein</text:p>
          </table:table-cell>
          <table:table-cell table:style-name="ce10" table:content-validation-name="val2" table:formula="of:=IF(VLOOKUP([.$D6];Kunden;8;0)=&quot;Deutschland&quot;;&quot;&quot;;VLOOKUP([.$D6];Kunden;8;0))">
            <text:p/>
          </table:table-cell>
          <table:table-cell table:content-validation-name="val2" office:value-type="string" calcext:value-type="string">
            <text:p>GU</text:p>
          </table:table-cell>
          <table:table-cell office:value-type="float" office:value="1600912" calcext:value-type="float">
            <text:p>1600912</text:p>
          </table:table-cell>
          <table:table-cell office:value-type="string" calcext:value-type="string">
            <text:p>GU für Fehler im Funier</text:p>
          </table:table-cell>
          <table:table-cell/>
          <table:table-cell table:content-validation-name="val3"/>
          <table:table-cell/>
          <table:table-cell office:value-type="float" office:value="200" calcext:value-type="float">
            <text:p>200,0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6]+[.V6]+[.Z6]+[.AD6]+[.AH6]" office:value-type="float" office:value="200" calcext:value-type="float">
            <text:p>200,00</text:p>
          </table:table-cell>
          <table:table-cell table:formula="of:=[.AI6]*UStSatz/100" office:value-type="float" office:value="38" calcext:value-type="float">
            <text:p>38,00</text:p>
          </table:table-cell>
          <table:table-cell table:formula="of:=[.AI6]+[.AJ6]" office:value-type="float" office:value="238" calcext:value-type="float">
            <text:p>238,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ATE(Jahr;ErsterMonat+[.B7]-1;[.A7])" office:value-type="date" office:date-value="2019-05-27" calcext:value-type="date">
            <text:p>27.05.2019</text:p>
          </table:table-cell>
          <table:table-cell table:content-validation-name="val1" office:value-type="string" calcext:value-type="string">
            <text:p>10007-Bürohaus Hütter + Schneider KG</text:p>
          </table:table-cell>
          <table:table-cell table:content-validation-name="val2" table:formula="of:=VLOOKUP([.$D7];Kunden;2;0)" office:value-type="float" office:value="10007" calcext:value-type="float">
            <text:p>10007</text:p>
          </table:table-cell>
          <table:table-cell table:content-validation-name="val2" table:formula="of:=VLOOKUP([.$D7];Kunden;3;0)" office:value-type="string" office:string-value="Bürohaus Hütter + Schneider KG" calcext:value-type="string">
            <text:p>Bürohaus Hütter + Schneider KG</text:p>
          </table:table-cell>
          <table:table-cell table:content-validation-name="val2" table:formula="of:=VLOOKUP([.$D7];Kunden;4;0)" office:value-type="float" office:value="0" calcext:value-type="float">
            <text:p/>
          </table:table-cell>
          <table:table-cell table:content-validation-name="val2" table:formula="of:=VLOOKUP([.$D7];Kunden;5;0)" office:value-type="string" office:string-value="Mintropstraße 16" calcext:value-type="string">
            <text:p>Mintropstraße 16</text:p>
          </table:table-cell>
          <table:table-cell table:content-validation-name="val2" table:formula="of:=VLOOKUP([.$D7];Kunden;6;0)" office:value-type="float" office:value="40215" calcext:value-type="float">
            <text:p>40215</text:p>
          </table:table-cell>
          <table:table-cell table:content-validation-name="val2" table:formula="of:=VLOOKUP([.$D7];Kunden;7;0)" office:value-type="string" office:string-value="Düsseldorf" calcext:value-type="string">
            <text:p>Düsseldorf</text:p>
          </table:table-cell>
          <table:table-cell table:style-name="ce10" table:content-validation-name="val2" table:formula="of:=IF(VLOOKUP([.$D7];Kunden;8;0)=&quot;Deutschland&quot;;&quot;&quot;;VLOOKUP([.$D7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6" calcext:value-type="float">
            <text:p>1600536</text:p>
          </table:table-cell>
          <table:table-cell table:number-columns-repeated="2"/>
          <table:table-cell table:content-validation-name="val3"/>
          <table:table-cell/>
          <table:table-cell office:value-type="float" office:value="23473.2773109244" calcext:value-type="float">
            <text:p>23.473,28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7]+[.V7]+[.Z7]+[.AD7]+[.AH7]" office:value-type="float" office:value="23473.2773109244" calcext:value-type="float">
            <text:p>23.473,28</text:p>
          </table:table-cell>
          <table:table-cell table:formula="of:=[.AI7]*UStSatz/100" office:value-type="float" office:value="4459.92268907564" calcext:value-type="float">
            <text:p>4.459,92</text:p>
          </table:table-cell>
          <table:table-cell table:formula="of:=[.AI7]+[.AJ7]" office:value-type="float" office:value="27933.2" calcext:value-type="float">
            <text:p>27.933,2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ATE(Jahr;ErsterMonat+[.B8]-1;[.A8])" office:value-type="date" office:date-value="2019-05-27" calcext:value-type="date">
            <text:p>27.05.2019</text:p>
          </table:table-cell>
          <table:table-cell table:content-validation-name="val1" office:value-type="string" calcext:value-type="string">
            <text:p>10006-Gaius Optus Einrichtungshaus e.K.</text:p>
          </table:table-cell>
          <table:table-cell table:content-validation-name="val2" table:formula="of:=VLOOKUP([.$D8];Kunden;2;0)" office:value-type="float" office:value="10006" calcext:value-type="float">
            <text:p>10006</text:p>
          </table:table-cell>
          <table:table-cell table:content-validation-name="val2" table:formula="of:=VLOOKUP([.$D8];Kunden;3;0)" office:value-type="string" office:string-value="Gaius Optus Einrichtungshaus e.K." calcext:value-type="string">
            <text:p>Gaius Optus Einrichtungshaus e.K.</text:p>
          </table:table-cell>
          <table:table-cell table:content-validation-name="val2" table:formula="of:=VLOOKUP([.$D8];Kunden;4;0)" office:value-type="float" office:value="0" calcext:value-type="float">
            <text:p/>
          </table:table-cell>
          <table:table-cell table:content-validation-name="val2" table:formula="of:=VLOOKUP([.$D8];Kunden;5;0)" office:value-type="string" office:string-value="Am Speiergarten 13" calcext:value-type="string">
            <text:p>Am Speiergarten 13</text:p>
          </table:table-cell>
          <table:table-cell table:content-validation-name="val2" table:formula="of:=VLOOKUP([.$D8];Kunden;6;0)" office:value-type="float" office:value="65191" calcext:value-type="float">
            <text:p>65191</text:p>
          </table:table-cell>
          <table:table-cell table:content-validation-name="val2" table:formula="of:=VLOOKUP([.$D8];Kunden;7;0)" office:value-type="string" office:string-value="Wiesbaden" calcext:value-type="string">
            <text:p>Wiesbaden</text:p>
          </table:table-cell>
          <table:table-cell table:style-name="ce10" table:content-validation-name="val2" table:formula="of:=IF(VLOOKUP([.$D8];Kunden;8;0)=&quot;Deutschland&quot;;&quot;&quot;;VLOOKUP([.$D8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7" calcext:value-type="float">
            <text:p>1600537</text:p>
          </table:table-cell>
          <table:table-cell table:number-columns-repeated="2"/>
          <table:table-cell table:content-validation-name="val3"/>
          <table:table-cell/>
          <table:table-cell office:value-type="float" office:value="28278.487394958" calcext:value-type="float">
            <text:p>28.278,49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8]+[.V8]+[.Z8]+[.AD8]+[.AH8]" office:value-type="float" office:value="28278.487394958" calcext:value-type="float">
            <text:p>28.278,49</text:p>
          </table:table-cell>
          <table:table-cell table:formula="of:=[.AI8]*UStSatz/100" office:value-type="float" office:value="5372.91260504202" calcext:value-type="float">
            <text:p>5.372,91</text:p>
          </table:table-cell>
          <table:table-cell table:formula="of:=[.AI8]+[.AJ8]" office:value-type="float" office:value="33651.4" calcext:value-type="float">
            <text:p>33.651,4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ATE(Jahr;ErsterMonat+[.B9]-1;[.A9])" office:value-type="date" office:date-value="2019-06-02" calcext:value-type="date">
            <text:p>02.06.2019</text:p>
          </table:table-cell>
          <table:table-cell table:content-validation-name="val1" office:value-type="string" calcext:value-type="string">
            <text:p>10008-Feinkost Stern e.K.</text:p>
          </table:table-cell>
          <table:table-cell table:content-validation-name="val2" table:formula="of:=VLOOKUP([.$D9];Kunden;2;0)" office:value-type="float" office:value="10008" calcext:value-type="float">
            <text:p>10008</text:p>
          </table:table-cell>
          <table:table-cell table:content-validation-name="val2" table:formula="of:=VLOOKUP([.$D9];Kunden;3;0)" office:value-type="string" office:string-value="Feinkost Stern e.K." calcext:value-type="string">
            <text:p>Feinkost Stern e.K.</text:p>
          </table:table-cell>
          <table:table-cell table:content-validation-name="val2" table:formula="of:=VLOOKUP([.$D9];Kunden;4;0)" office:value-type="float" office:value="0" calcext:value-type="float">
            <text:p/>
          </table:table-cell>
          <table:table-cell table:content-validation-name="val2" table:formula="of:=VLOOKUP([.$D9];Kunden;5;0)" office:value-type="string" office:string-value="Fiebergasse 3" calcext:value-type="string">
            <text:p>Fiebergasse 3</text:p>
          </table:table-cell>
          <table:table-cell table:content-validation-name="val2" table:formula="of:=VLOOKUP([.$D9];Kunden;6;0)" office:value-type="float" office:value="53902" calcext:value-type="float">
            <text:p>53902</text:p>
          </table:table-cell>
          <table:table-cell table:content-validation-name="val2" table:formula="of:=VLOOKUP([.$D9];Kunden;7;0)" office:value-type="string" office:string-value="Bad Münstereifel" calcext:value-type="string">
            <text:p>Bad Münstereifel</text:p>
          </table:table-cell>
          <table:table-cell table:style-name="ce10" table:content-validation-name="val2" table:formula="of:=IF(VLOOKUP([.$D9];Kunden;8;0)=&quot;Deutschland&quot;;&quot;&quot;;VLOOKUP([.$D9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8" calcext:value-type="float">
            <text:p>1600538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office:value-type="float" office:value="10000" calcext:value-type="float">
            <text:p>10.000,0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9]+[.V9]+[.Z9]+[.AD9]+[.AH9]" office:value-type="float" office:value="10000" calcext:value-type="float">
            <text:p>10.000,00</text:p>
          </table:table-cell>
          <table:table-cell table:formula="of:=[.AI9]*UStSatz/100" office:value-type="float" office:value="1900" calcext:value-type="float">
            <text:p>1.900,00</text:p>
          </table:table-cell>
          <table:table-cell table:formula="of:=[.AI9]+[.AJ9]" office:value-type="float" office:value="11900" calcext:value-type="float">
            <text:p>11.900,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DATE(Jahr;ErsterMonat+[.B10]-1;[.A10])" office:value-type="date" office:date-value="2019-06-07" calcext:value-type="date">
            <text:p>07.06.2019</text:p>
          </table:table-cell>
          <table:table-cell table:content-validation-name="val1" office:value-type="string" calcext:value-type="string">
            <text:p>10005-Kerner Abend- und Brautmoden e.K.</text:p>
          </table:table-cell>
          <table:table-cell table:content-validation-name="val2" table:formula="of:=VLOOKUP([.$D10];Kunden;2;0)" office:value-type="float" office:value="10005" calcext:value-type="float">
            <text:p>10005</text:p>
          </table:table-cell>
          <table:table-cell table:content-validation-name="val2" table:formula="of:=VLOOKUP([.$D10];Kunden;3;0)" office:value-type="string" office:string-value="Kerner Abend- und Brautmoden e.K." calcext:value-type="string">
            <text:p>Kerner Abend- und Brautmoden e.K.</text:p>
          </table:table-cell>
          <table:table-cell table:content-validation-name="val2" table:formula="of:=VLOOKUP([.$D10];Kunden;4;0)" office:value-type="float" office:value="0" calcext:value-type="float">
            <text:p/>
          </table:table-cell>
          <table:table-cell table:content-validation-name="val2" table:formula="of:=VLOOKUP([.$D10];Kunden;5;0)" office:value-type="string" office:string-value="Pettenkoferstraße 17" calcext:value-type="string">
            <text:p>Pettenkoferstraße 17</text:p>
          </table:table-cell>
          <table:table-cell table:content-validation-name="val2" table:formula="of:=VLOOKUP([.$D10];Kunden;6;0)" office:value-type="float" office:value="58097" calcext:value-type="float">
            <text:p>58097</text:p>
          </table:table-cell>
          <table:table-cell table:content-validation-name="val2" table:formula="of:=VLOOKUP([.$D10];Kunden;7;0)" office:value-type="string" office:string-value="Hagen" calcext:value-type="string">
            <text:p>Hagen</text:p>
          </table:table-cell>
          <table:table-cell table:style-name="ce10" table:content-validation-name="val2" table:formula="of:=IF(VLOOKUP([.$D10];Kunden;8;0)=&quot;Deutschland&quot;;&quot;&quot;;VLOOKUP([.$D10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9" calcext:value-type="float">
            <text:p>1600539</text:p>
          </table:table-cell>
          <table:table-cell office:value-type="string" calcext:value-type="string">
            <text:p>Wandvertäfelung im Verkaufsraum</text:p>
          </table:table-cell>
          <table:table-cell/>
          <table:table-cell table:content-validation-name="val3"/>
          <table:table-cell/>
          <table:table-cell office:value-type="float" office:value="11350" calcext:value-type="float">
            <text:p>11.350,0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0]+[.V10]+[.Z10]+[.AD10]+[.AH10]" office:value-type="float" office:value="11350" calcext:value-type="float">
            <text:p>11.350,00</text:p>
          </table:table-cell>
          <table:table-cell table:formula="of:=[.AI10]*UStSatz/100" office:value-type="float" office:value="2156.5" calcext:value-type="float">
            <text:p>2.156,50</text:p>
          </table:table-cell>
          <table:table-cell table:formula="of:=[.AI10]+[.AJ10]" office:value-type="float" office:value="13506.5" calcext:value-type="float">
            <text:p>13.506,5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DATE(Jahr;ErsterMonat+[.B11]-1;[.A11])" office:value-type="date" office:date-value="2019-06-12" calcext:value-type="date">
            <text:p>12.06.2019</text:p>
          </table:table-cell>
          <table:table-cell table:content-validation-name="val1" office:value-type="string" calcext:value-type="string">
            <text:p>10002-design studio fischer GmbH</text:p>
          </table:table-cell>
          <table:table-cell table:content-validation-name="val2" table:formula="of:=VLOOKUP([.$D11];Kunden;2;0)" office:value-type="float" office:value="10002" calcext:value-type="float">
            <text:p>10002</text:p>
          </table:table-cell>
          <table:table-cell table:content-validation-name="val2" table:formula="of:=VLOOKUP([.$D11];Kunden;3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11];Kunden;4;0)" office:value-type="float" office:value="0" calcext:value-type="float">
            <text:p/>
          </table:table-cell>
          <table:table-cell table:content-validation-name="val2" table:formula="of:=VLOOKUP([.$D11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11];Kunden;6;0)" office:value-type="float" office:value="55597" calcext:value-type="float">
            <text:p>55597</text:p>
          </table:table-cell>
          <table:table-cell table:content-validation-name="val2" table:formula="of:=VLOOKUP([.$D11];Kunden;7;0)" office:value-type="string" office:string-value="Wöllstein" calcext:value-type="string">
            <text:p>Wöllstein</text:p>
          </table:table-cell>
          <table:table-cell table:style-name="ce10" table:content-validation-name="val2" table:formula="of:=IF(VLOOKUP([.$D11];Kunden;8;0)=&quot;Deutschland&quot;;&quot;&quot;;VLOOKUP([.$D11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0" calcext:value-type="float">
            <text:p>1600540</text:p>
          </table:table-cell>
          <table:table-cell table:number-columns-repeated="2"/>
          <table:table-cell table:content-validation-name="val3"/>
          <table:table-cell/>
          <table:table-cell office:value-type="float" office:value="9852.52100840336" calcext:value-type="float">
            <text:p>9.852,52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1]+[.V11]+[.Z11]+[.AD11]+[.AH11]" office:value-type="float" office:value="9852.52100840336" calcext:value-type="float">
            <text:p>9.852,52</text:p>
          </table:table-cell>
          <table:table-cell table:formula="of:=[.AI11]*UStSatz/100" office:value-type="float" office:value="1871.97899159664" calcext:value-type="float">
            <text:p>1.871,98</text:p>
          </table:table-cell>
          <table:table-cell table:formula="of:=[.AI11]+[.AJ11]" office:value-type="float" office:value="11724.5" calcext:value-type="float">
            <text:p>11.724,50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DATE(Jahr;ErsterMonat+[.B12]-1;[.A12])" office:value-type="date" office:date-value="2019-06-17" calcext:value-type="date">
            <text:p>17.06.2019</text:p>
          </table:table-cell>
          <table:table-cell table:content-validation-name="val1" office:value-type="string" calcext:value-type="string">
            <text:p>10001-Bad Wiesseer Trachtenhaus e.K.</text:p>
          </table:table-cell>
          <table:table-cell table:content-validation-name="val2" table:formula="of:=VLOOKUP([.$D12];Kunden;2;0)" office:value-type="float" office:value="10001" calcext:value-type="float">
            <text:p>10001</text:p>
          </table:table-cell>
          <table:table-cell table:content-validation-name="val2" table:formula="of:=VLOOKUP([.$D12];Kunden;3;0)" office:value-type="string" office:string-value="Bad Wiesseer Trachtenhaus e.K." calcext:value-type="string">
            <text:p>Bad Wiesseer Trachtenhaus e.K.</text:p>
          </table:table-cell>
          <table:table-cell table:content-validation-name="val2" table:formula="of:=VLOOKUP([.$D12];Kunden;4;0)" office:value-type="float" office:value="0" calcext:value-type="float">
            <text:p/>
          </table:table-cell>
          <table:table-cell table:content-validation-name="val2" table:formula="of:=VLOOKUP([.$D12];Kunden;5;0)" office:value-type="string" office:string-value="Hirschbergstraße 23" calcext:value-type="string">
            <text:p>Hirschbergstraße 23</text:p>
          </table:table-cell>
          <table:table-cell table:content-validation-name="val2" table:formula="of:=VLOOKUP([.$D12];Kunden;6;0)" office:value-type="float" office:value="83707" calcext:value-type="float">
            <text:p>83707</text:p>
          </table:table-cell>
          <table:table-cell table:content-validation-name="val2" table:formula="of:=VLOOKUP([.$D12];Kunden;7;0)" office:value-type="string" office:string-value="Bad Wiessee" calcext:value-type="string">
            <text:p>Bad Wiessee</text:p>
          </table:table-cell>
          <table:table-cell table:style-name="ce10" table:content-validation-name="val2" table:formula="of:=IF(VLOOKUP([.$D12];Kunden;8;0)=&quot;Deutschland&quot;;&quot;&quot;;VLOOKUP([.$D12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1" calcext:value-type="float">
            <text:p>1600541</text:p>
          </table:table-cell>
          <table:table-cell office:value-type="string" calcext:value-type="string">
            <text:p>Regale Verkaufsraum</text:p>
          </table:table-cell>
          <table:table-cell/>
          <table:table-cell table:content-validation-name="val3"/>
          <table:table-cell/>
          <table:table-cell office:value-type="float" office:value="17955.2773109244" calcext:value-type="float">
            <text:p>17.955,28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2]+[.V12]+[.Z12]+[.AD12]+[.AH12]" office:value-type="float" office:value="17955.2773109244" calcext:value-type="float">
            <text:p>17.955,28</text:p>
          </table:table-cell>
          <table:table-cell table:formula="of:=[.AI12]*UStSatz/100" office:value-type="float" office:value="3411.50268907564" calcext:value-type="float">
            <text:p>3.411,50</text:p>
          </table:table-cell>
          <table:table-cell table:formula="of:=[.AI12]+[.AJ12]" office:value-type="float" office:value="21366.78" calcext:value-type="float">
            <text:p>21.366,7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DATE(Jahr;ErsterMonat+[.B13]-1;[.A13])" office:value-type="date" office:date-value="2019-06-20" calcext:value-type="date">
            <text:p>20.06.2019</text:p>
          </table:table-cell>
          <table:table-cell table:content-validation-name="val1" office:value-type="string" calcext:value-type="string">
            <text:p>10009-Curd J.</text:p>
          </table:table-cell>
          <table:table-cell table:content-validation-name="val2" table:formula="of:=VLOOKUP([.$D13];Kunden;2;0)" office:value-type="float" office:value="10009" calcext:value-type="float">
            <text:p>10009</text:p>
          </table:table-cell>
          <table:table-cell table:content-validation-name="val2" table:formula="of:=VLOOKUP([.$D13];Kunden;3;0)" office:value-type="string" office:string-value="Curd J." calcext:value-type="string">
            <text:p>Curd J.</text:p>
          </table:table-cell>
          <table:table-cell table:content-validation-name="val2" table:formula="of:=VLOOKUP([.$D13];Kunden;4;0)" office:value-type="float" office:value="0" calcext:value-type="float">
            <text:p/>
          </table:table-cell>
          <table:table-cell table:content-validation-name="val2" table:formula="of:=VLOOKUP([.$D13];Kunden;5;0)" office:value-type="string" office:string-value="--- Im Haus ---" calcext:value-type="string">
            <text:p>--- Im Haus ---</text:p>
          </table:table-cell>
          <table:table-cell table:content-validation-name="val2" table:formula="of:=VLOOKUP([.$D13];Kunden;6;0)" office:value-type="float" office:value="0" calcext:value-type="float">
            <text:p/>
          </table:table-cell>
          <table:table-cell table:content-validation-name="val2" table:formula="of:=VLOOKUP([.$D13];Kunden;7;0)" office:value-type="float" office:value="0" calcext:value-type="float">
            <text:p/>
          </table:table-cell>
          <table:table-cell table:style-name="ce10" table:content-validation-name="val2" table:formula="of:=IF(VLOOKUP([.$D13];Kunden;8;0)=&quot;Deutschland&quot;;&quot;&quot;;VLOOKUP([.$D13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801" calcext:value-type="float">
            <text:p>1600801</text:p>
          </table:table-cell>
          <table:table-cell office:value-type="string" calcext:value-type="string">
            <text:p>Bücherschrank</text:p>
          </table:table-cell>
          <table:table-cell/>
          <table:table-cell table:content-validation-name="val3"/>
          <table:table-cell/>
          <table:table-cell office:value-type="float" office:value="1347.9" calcext:value-type="float">
            <text:p>1.347,9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3]+[.V13]+[.Z13]+[.AD13]+[.AH13]" office:value-type="float" office:value="1347.9" calcext:value-type="float">
            <text:p>1.347,90</text:p>
          </table:table-cell>
          <table:table-cell table:formula="of:=[.AI13]*UStSatz/100" office:value-type="float" office:value="256.101" calcext:value-type="float">
            <text:p>256,10</text:p>
          </table:table-cell>
          <table:table-cell table:formula="of:=[.AI13]+[.AJ13]" office:value-type="float" office:value="1604.001" calcext:value-type="float">
            <text:p>1.604,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DATE(Jahr;ErsterMonat+[.B14]-1;[.A14])" office:value-type="date" office:date-value="2019-06-30" calcext:value-type="date">
            <text:p>30.06.2019</text:p>
          </table:table-cell>
          <table:table-cell table:content-validation-name="val1" office:value-type="string" calcext:value-type="string">
            <text:p>10008-Feinkost Stern e.K.</text:p>
          </table:table-cell>
          <table:table-cell table:content-validation-name="val2" table:formula="of:=VLOOKUP([.$D14];Kunden;2;0)" office:value-type="float" office:value="10008" calcext:value-type="float">
            <text:p>10008</text:p>
          </table:table-cell>
          <table:table-cell table:content-validation-name="val2" table:formula="of:=VLOOKUP([.$D14];Kunden;3;0)" office:value-type="string" office:string-value="Feinkost Stern e.K." calcext:value-type="string">
            <text:p>Feinkost Stern e.K.</text:p>
          </table:table-cell>
          <table:table-cell table:content-validation-name="val2" table:formula="of:=VLOOKUP([.$D14];Kunden;4;0)" office:value-type="float" office:value="0" calcext:value-type="float">
            <text:p/>
          </table:table-cell>
          <table:table-cell table:content-validation-name="val2" table:formula="of:=VLOOKUP([.$D14];Kunden;5;0)" office:value-type="string" office:string-value="Fiebergasse 3" calcext:value-type="string">
            <text:p>Fiebergasse 3</text:p>
          </table:table-cell>
          <table:table-cell table:content-validation-name="val2" table:formula="of:=VLOOKUP([.$D14];Kunden;6;0)" office:value-type="float" office:value="53902" calcext:value-type="float">
            <text:p>53902</text:p>
          </table:table-cell>
          <table:table-cell table:content-validation-name="val2" table:formula="of:=VLOOKUP([.$D14];Kunden;7;0)" office:value-type="string" office:string-value="Bad Münstereifel" calcext:value-type="string">
            <text:p>Bad Münstereifel</text:p>
          </table:table-cell>
          <table:table-cell table:style-name="ce10" table:content-validation-name="val2" table:formula="of:=IF(VLOOKUP([.$D14];Kunden;8;0)=&quot;Deutschland&quot;;&quot;&quot;;VLOOKUP([.$D14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2" calcext:value-type="float">
            <text:p>1600542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office:value-type="float" office:value="29122.1008403361" calcext:value-type="float">
            <text:p>29.122,1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4]+[.V14]+[.Z14]+[.AD14]+[.AH14]" office:value-type="float" office:value="29122.1008403361" calcext:value-type="float">
            <text:p>29.122,10</text:p>
          </table:table-cell>
          <table:table-cell table:formula="of:=[.AI14]*UStSatz/100" office:value-type="float" office:value="5533.19915966386" calcext:value-type="float">
            <text:p>5.533,20</text:p>
          </table:table-cell>
          <table:table-cell table:formula="of:=[.AI14]+[.AJ14]" office:value-type="float" office:value="34655.3" calcext:value-type="float">
            <text:p>34.655,3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ATE(Jahr;ErsterMonat+[.B15]-1;[.A15])" office:value-type="date" office:date-value="2019-07-08" calcext:value-type="date">
            <text:p>08.07.2019</text:p>
          </table:table-cell>
          <table:table-cell table:content-validation-name="val1" office:value-type="string" calcext:value-type="string">
            <text:p>10011-Harket, Waaktaar &amp; Furuholmen Studios</text:p>
          </table:table-cell>
          <table:table-cell table:content-validation-name="val2" table:formula="of:=VLOOKUP([.$D15];Kunden;2;0)" office:value-type="float" office:value="10011" calcext:value-type="float">
            <text:p>10011</text:p>
          </table:table-cell>
          <table:table-cell table:content-validation-name="val2" table:formula="of:=VLOOKUP([.$D15];Kunden;3;0)" office:value-type="string" office:string-value="Harket, Waaktaar &amp; Furuholmen Studios" calcext:value-type="string">
            <text:p>Harket, Waaktaar &amp; Furuholmen Studios</text:p>
          </table:table-cell>
          <table:table-cell table:content-validation-name="val2" table:formula="of:=VLOOKUP([.$D15];Kunden;4;0)" office:value-type="float" office:value="0" calcext:value-type="float">
            <text:p/>
          </table:table-cell>
          <table:table-cell table:content-validation-name="val2" table:formula="of:=VLOOKUP([.$D15];Kunden;5;0)" office:value-type="string" office:string-value="Prinsens gate 13" calcext:value-type="string">
            <text:p>Prinsens gate 13</text:p>
          </table:table-cell>
          <table:table-cell table:content-validation-name="val2" table:formula="of:=VLOOKUP([.$D15];Kunden;6;0)" office:value-type="string" office:string-value="0152" calcext:value-type="string">
            <text:p>0152</text:p>
          </table:table-cell>
          <table:table-cell table:content-validation-name="val2" table:formula="of:=VLOOKUP([.$D15];Kunden;7;0)" office:value-type="string" office:string-value="OSLO" calcext:value-type="string">
            <text:p>OSLO</text:p>
          </table:table-cell>
          <table:table-cell table:content-validation-name="val2" table:formula="of:=IF(VLOOKUP([.$D15];Kunden;8;0)=&quot;Deutschland&quot;;&quot;&quot;;VLOOKUP([.$D15];Kunden;8;0))" office:value-type="string" office:string-value="NORWEGEN" calcext:value-type="string">
            <text:p>NORWEGEN</text:p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3" calcext:value-type="float">
            <text:p>1600543</text:p>
          </table:table-cell>
          <table:table-cell table:number-columns-repeated="2"/>
          <table:table-cell table:content-validation-name="val3"/>
          <table:table-cell/>
          <table:table-cell office:value-type="float" office:value="21322.5" calcext:value-type="float">
            <text:p>21.322,5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5]+[.V15]+[.Z15]+[.AD15]+[.AH15]" office:value-type="float" office:value="21322.5" calcext:value-type="float">
            <text:p>21.322,50</text:p>
          </table:table-cell>
          <table:table-cell table:formula="of:=[.AI15]*UStSatz/100" office:value-type="float" office:value="4051.275" calcext:value-type="float">
            <text:p>4.051,28</text:p>
          </table:table-cell>
          <table:table-cell table:formula="of:=[.AI15]+[.AJ15]" office:value-type="float" office:value="25373.775" calcext:value-type="float">
            <text:p>25.373,78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ATE(Jahr;ErsterMonat+[.B16]-1;[.A16])" office:value-type="date" office:date-value="2019-07-08" calcext:value-type="date">
            <text:p>08.07.2019</text:p>
          </table:table-cell>
          <table:table-cell table:content-validation-name="val1" office:value-type="string" calcext:value-type="string">
            <text:p>10010-Einrichtungshaus Spitzer und Eberhartinger</text:p>
          </table:table-cell>
          <table:table-cell table:content-validation-name="val2" table:formula="of:=VLOOKUP([.$D16];Kunden;2;0)" office:value-type="float" office:value="10010" calcext:value-type="float">
            <text:p>10010</text:p>
          </table:table-cell>
          <table:table-cell table:content-validation-name="val2" table:formula="of:=VLOOKUP([.$D16];Kunden;3;0)" office:value-type="string" office:string-value="Einrichtungshaus Spitzer und Eberhartinger" calcext:value-type="string">
            <text:p>Einrichtungshaus Spitzer und Eberhartinger</text:p>
          </table:table-cell>
          <table:table-cell table:content-validation-name="val2" table:formula="of:=VLOOKUP([.$D16];Kunden;4;0)" office:value-type="float" office:value="0" calcext:value-type="float">
            <text:p/>
          </table:table-cell>
          <table:table-cell table:content-validation-name="val2" table:formula="of:=VLOOKUP([.$D16];Kunden;5;0)" office:value-type="string" office:string-value="Birkenhang 27" calcext:value-type="string">
            <text:p>Birkenhang 27</text:p>
          </table:table-cell>
          <table:table-cell table:content-validation-name="val2" table:formula="of:=VLOOKUP([.$D16];Kunden;6;0)" office:value-type="float" office:value="8010" calcext:value-type="float">
            <text:p>8010</text:p>
          </table:table-cell>
          <table:table-cell table:content-validation-name="val2" table:formula="of:=VLOOKUP([.$D16];Kunden;7;0)" office:value-type="string" office:string-value="GRAZ" calcext:value-type="string">
            <text:p>GRAZ</text:p>
          </table:table-cell>
          <table:table-cell table:content-validation-name="val2" table:formula="of:=IF(VLOOKUP([.$D16];Kunden;8;0)=&quot;Deutschland&quot;;&quot;&quot;;VLOOKUP([.$D16];Kunden;8;0))" office:value-type="string" office:string-value="ÖSTERREICH" calcext:value-type="string">
            <text:p>ÖSTERREICH</text:p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4" calcext:value-type="float">
            <text:p>1600544</text:p>
          </table:table-cell>
          <table:table-cell table:number-columns-repeated="2"/>
          <table:table-cell table:content-validation-name="val3"/>
          <table:table-cell/>
          <table:table-cell office:value-type="float" office:value="16976.9" calcext:value-type="float">
            <text:p>16.976,90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6]+[.V16]+[.Z16]+[.AD16]+[.AH16]" office:value-type="float" office:value="16976.9" calcext:value-type="float">
            <text:p>16.976,90</text:p>
          </table:table-cell>
          <table:table-cell table:formula="of:=[.AI16]*UStSatz/100" office:value-type="float" office:value="3225.611" calcext:value-type="float">
            <text:p>3.225,61</text:p>
          </table:table-cell>
          <table:table-cell table:formula="of:=[.AI16]+[.AJ16]" office:value-type="float" office:value="20202.511" calcext:value-type="float">
            <text:p>20.202,51</text:p>
          </table:table-cell>
          <table:table-cell table:number-columns-repeated="2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DATE(Jahr;ErsterMonat+[.B17]-1;[.A17])" office:value-type="date" office:date-value="2019-07-20" calcext:value-type="date">
            <text:p>20.07.2019</text:p>
          </table:table-cell>
          <table:table-cell table:content-validation-name="val1" office:value-type="string" calcext:value-type="string">
            <text:p>10012-Herr Heinz Georg Kramm</text:p>
          </table:table-cell>
          <table:table-cell table:content-validation-name="val2" table:formula="of:=VLOOKUP([.$D17];Kunden;2;0)" office:value-type="float" office:value="10012" calcext:value-type="float">
            <text:p>10012</text:p>
          </table:table-cell>
          <table:table-cell table:content-validation-name="val2" table:formula="of:=VLOOKUP([.$D17];Kunden;3;0)" office:value-type="string" office:string-value="Herr Heinz Georg Kramm" calcext:value-type="string">
            <text:p>Herr Heinz Georg Kramm</text:p>
          </table:table-cell>
          <table:table-cell table:content-validation-name="val2" table:formula="of:=VLOOKUP([.$D17];Kunden;4;0)" office:value-type="string" office:string-value="Feinkost Stern e.K." calcext:value-type="string">
            <text:p>Feinkost Stern e.K.</text:p>
          </table:table-cell>
          <table:table-cell table:content-validation-name="val2" table:formula="of:=VLOOKUP([.$D17];Kunden;5;0)" office:value-type="string" office:string-value="Fiebergasse 3" calcext:value-type="string">
            <text:p>Fiebergasse 3</text:p>
          </table:table-cell>
          <table:table-cell table:content-validation-name="val2" table:formula="of:=VLOOKUP([.$D17];Kunden;6;0)" office:value-type="float" office:value="53902" calcext:value-type="float">
            <text:p>53902</text:p>
          </table:table-cell>
          <table:table-cell table:content-validation-name="val2" table:formula="of:=VLOOKUP([.$D17];Kunden;7;0)" office:value-type="string" office:string-value="Bad Münstereifel" calcext:value-type="string">
            <text:p>Bad Münstereifel</text:p>
          </table:table-cell>
          <table:table-cell table:style-name="ce10" table:content-validation-name="val2" table:formula="of:=IF(VLOOKUP([.$D17];Kunden;8;0)=&quot;Deutschland&quot;;&quot;&quot;;VLOOKUP([.$D17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5" calcext:value-type="float">
            <text:p>1600545</text:p>
          </table:table-cell>
          <table:table-cell office:value-type="string" calcext:value-type="string">
            <text:p>Kleiderschrank, Sondermaß</text:p>
          </table:table-cell>
          <table:table-cell/>
          <table:table-cell table:content-validation-name="val3"/>
          <table:table-cell/>
          <table:table-cell office:value-type="float" office:value="2609.74789915966" calcext:value-type="float">
            <text:p>2.609,75</text:p>
          </table:table-cell>
          <table:table-cell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2"/>
          <table:table-cell table:formula="of:=[.R17]+[.V17]+[.Z17]+[.AD17]+[.AH17]" office:value-type="float" office:value="2609.74789915966" calcext:value-type="float">
            <text:p>2.609,75</text:p>
          </table:table-cell>
          <table:table-cell table:formula="of:=[.AI17]*UStSatz/100" office:value-type="float" office:value="495.852100840335" calcext:value-type="float">
            <text:p>495,85</text:p>
          </table:table-cell>
          <table:table-cell table:formula="of:=[.AI17]+[.AJ17]" office:value-type="float" office:value="3105.6" calcext:value-type="float">
            <text:p>3.105,60</text:p>
          </table:table-cell>
          <table:table-cell table:number-columns-repeated="27"/>
        </table:table-row>
        <table:table-row table:style-name="ro1" table:number-rows-repeated="5">
          <table:table-cell table:number-columns-repeated="3"/>
          <table:table-cell table:content-validation-name="val1" table:number-columns-repeated="2"/>
          <table:table-cell table:content-validation-name="val2" table:number-columns-repeated="7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2"/>
        </table:table-row>
        <table:table-row table:style-name="ro1" table:number-rows-repeated="9">
          <table:table-cell table:number-columns-repeated="3"/>
          <table:table-cell table:content-validation-name="val1" table:number-columns-repeated="3"/>
          <table:table-cell table:content-validation-name="val2" table:number-columns-repeated="6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2"/>
        </table:table-row>
        <table:table-row table:style-name="ro1" table:number-rows-repeated="1048544">
          <table:table-cell table:number-columns-repeated="3"/>
          <table:table-cell table:content-validation-name="val1" table:number-columns-repeated="3"/>
          <table:table-cell table:content-validation-name="val2"/>
          <table:table-cell table:number-columns-repeated="8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2"/>
        </table:table-row>
        <table:table-row table:style-name="ro1">
          <table:table-cell table:number-columns-repeated="3"/>
          <table:table-cell table:content-validation-name="val1" table:number-columns-repeated="3"/>
          <table:table-cell table:content-validation-name="val2"/>
          <table:table-cell table:number-columns-repeated="8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2"/>
        </table:table-row>
      </table:table>
      <table:table table:name="Kunden" table:style-name="ta1">
        <table:table-column table:style-name="co13" table:default-cell-style-name="ce24"/>
        <table:table-column table:style-name="co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5" table:default-cell-style-name="ce28"/>
        <table:table-column table:style-name="co5" table:default-cell-style-name="ce24"/>
        <table:table-column table:style-name="co17" table:default-cell-style-name="ce24"/>
        <table:table-column table:style-name="co5" table:number-columns-repeated="56" table:default-cell-style-name="ce24"/>
        <table:table-row table:style-name="ro1">
          <table:table-cell table:style-name="ce23"/>
          <table:table-cell table:style-name="ce23" office:value-type="string" calcext:value-type="string">
            <text:p>DebNr</text:p>
          </table:table-cell>
          <table:table-cell table:style-name="ce23" office:value-type="string" calcext:value-type="string">
            <text:p>Firma1</text:p>
          </table:table-cell>
          <table:table-cell table:style-name="ce23" office:value-type="string" calcext:value-type="string">
            <text:p>Firma2</text:p>
          </table:table-cell>
          <table:table-cell table:style-name="ce23" office:value-type="string" calcext:value-type="string">
            <text:p>Strasse</text:p>
          </table:table-cell>
          <table:table-cell table:style-name="ce27" office:value-type="string" calcext:value-type="string">
            <text:p>PLZ</text:p>
          </table:table-cell>
          <table:table-cell table:style-name="ce23" office:value-type="string" calcext:value-type="string">
            <text:p>Ort</text:p>
          </table:table-cell>
          <table:table-cell table:style-name="ce23" office:value-type="string" calcext:value-type="string">
            <text:p>Land</text:p>
          </table:table-cell>
          <table:table-cell table:style-name="ce23" office:value-type="string" calcext:value-type="string">
            <text:p>UStId</text:p>
          </table:table-cell>
          <table:table-cell table:style-name="ce23" table:number-columns-repeated="55"/>
        </table:table-row>
        <table:table-row table:style-name="ro1">
          <table:table-cell table:formula="of:=[.B2] &amp; &quot;-&quot; &amp; [.C2]" office:value-type="string" office:string-value="10001-Bad Wiesseer Trachtenhaus e.K." calcext:value-type="string">
            <text:p>10001-Bad Wiesseer Trachtenhaus e.K.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Bad Wiesseer Trachtenhaus e.K.</text:p>
          </table:table-cell>
          <table:table-cell/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3] &amp; &quot;-&quot; &amp; [.C3]" office:value-type="string" office:string-value="10002-design studio fischer GmbH" calcext:value-type="string">
            <text:p>10002-design studio fischer GmbH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design studio fischer GmbH</text:p>
          </table:table-cell>
          <table:table-cell/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4] &amp; &quot;-&quot; &amp; [.C4]" office:value-type="string" office:string-value="10003-Juwelier L. F. Hirtreiter GmbH" calcext:value-type="string">
            <text:p>10003-Juwelier L. F. Hirtreiter GmbH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Juwelier L. F. Hirtreiter GmbH</text:p>
          </table:table-cell>
          <table:table-cell/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5] &amp; &quot;-&quot; &amp; [.C5]" office:value-type="string" office:string-value="10004-Optik Höllerich" calcext:value-type="string">
            <text:p>10004-Optik Höllerich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Optik Höllerich</text:p>
          </table:table-cell>
          <table:table-cell/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6] &amp; &quot;-&quot; &amp; [.C6]" office:value-type="string" office:string-value="10005-Kerner Abend- und Brautmoden e.K." calcext:value-type="string">
            <text:p>10005-Kerner Abend- und Brautmoden e.K.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Kerner Abend- und Brautmoden e.K.</text:p>
          </table:table-cell>
          <table:table-cell/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7] &amp; &quot;-&quot; &amp; [.C7]" office:value-type="string" office:string-value="10006-Gaius Optus Einrichtungshaus e.K." calcext:value-type="string">
            <text:p>10006-Gaius Optus Einrichtungshaus e.K.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Gaius Optus Einrichtungshaus e.K.</text:p>
          </table:table-cell>
          <table:table-cell/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8] &amp; &quot;-&quot; &amp; [.C8]" office:value-type="string" office:string-value="10007-Bürohaus Hütter + Schneider KG" calcext:value-type="string">
            <text:p>10007-Bürohaus Hütter + Schneider KG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Bürohaus Hütter + Schneider KG</text:p>
          </table:table-cell>
          <table:table-cell/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9] &amp; &quot;-&quot; &amp; [.C9]" office:value-type="string" office:string-value="10008-Feinkost Stern e.K." calcext:value-type="string">
            <text:p>10008-Feinkost Stern e.K.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Feinkost Stern e.K.</text:p>
          </table:table-cell>
          <table:table-cell/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0] &amp; &quot;-&quot; &amp; [.C10]" office:value-type="string" office:string-value="10009-Curd J." calcext:value-type="string">
            <text:p>10009-Curd J.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Curd J.</text:p>
          </table:table-cell>
          <table:table-cell/>
          <table:table-cell office:value-type="string" calcext:value-type="string">
            <text:p>--- Im Haus ---</text:p>
          </table:table-cell>
          <table:table-cell table:number-columns-repeated="2"/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1] &amp; &quot;-&quot; &amp; [.C11]" office:value-type="string" office:string-value="10010-Einrichtungshaus Spitzer und Eberhartinger" calcext:value-type="string">
            <text:p>10010-Einrichtungshaus Spitzer und Eberhartinger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Einrichtungshaus Spitzer und Eberhartinger</text:p>
          </table:table-cell>
          <table:table-cell/>
          <table:table-cell table:style-name="ce26" office:value-type="string" calcext:value-type="string">
            <text:p>Birkenhang 27</text:p>
          </table:table-cell>
          <table:table-cell table:style-name="ce29"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style-name="ce30" office:value-type="string" calcext:value-type="string">
            <text:p>ÖSTERREICH</text:p>
          </table:table-cell>
          <table:table-cell office:value-type="string" calcext:value-type="string">
            <text:p>ATU79834152</text:p>
          </table:table-cell>
          <table:table-cell table:number-columns-repeated="55"/>
        </table:table-row>
        <table:table-row table:style-name="ro1">
          <table:table-cell table:formula="of:=[.B12] &amp; &quot;-&quot; &amp; [.C12]" office:value-type="string" office:string-value="10011-Harket, Waaktaar &amp; Furuholmen Studios" calcext:value-type="string">
            <text:p>10011-Harket, Waaktaar &amp; Furuholmen Studios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Harket, Waaktaar &amp; Furuholmen Studios</text:p>
          </table:table-cell>
          <table:table-cell/>
          <table:table-cell table:style-name="ce26" office:value-type="string" calcext:value-type="string">
            <text:p>Prinsens gate 13</text:p>
          </table:table-cell>
          <table:table-cell table:style-name="ce29" office:value-type="string" calcext:value-type="string">
            <text:p>0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56"/>
        </table:table-row>
        <table:table-row table:style-name="ro1">
          <table:table-cell table:formula="of:=[.B13] &amp; &quot;-&quot; &amp; [.C13]" office:value-type="string" office:string-value="10012-Herr Heinz Georg Kramm" calcext:value-type="string">
            <text:p>10012-Herr Heinz Georg Kramm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Herr Heinz Georg Kramm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4] &amp; &quot;-&quot; &amp; [.C14]" office:value-type="string" office:string-value="10013-" calcext:value-type="string">
            <text:p>10013-</text:p>
          </table:table-cell>
          <table:table-cell office:value-type="float" office:value="10013" calcext:value-type="float">
            <text:p>10013</text:p>
          </table:table-cell>
          <table:table-cell table:number-columns-repeated="62"/>
        </table:table-row>
        <table:table-row table:style-name="ro1">
          <table:table-cell table:formula="of:=[.B15] &amp; &quot;-&quot; &amp; [.C15]" office:value-type="string" office:string-value="10014-" calcext:value-type="string">
            <text:p>10014-</text:p>
          </table:table-cell>
          <table:table-cell office:value-type="float" office:value="10014" calcext:value-type="float">
            <text:p>10014</text:p>
          </table:table-cell>
          <table:table-cell table:number-columns-repeated="62"/>
        </table:table-row>
        <table:table-row table:style-name="ro1">
          <table:table-cell table:formula="of:=[.B16] &amp; &quot;-&quot; &amp; [.C16]" office:value-type="string" office:string-value="10015-" calcext:value-type="string">
            <text:p>10015-</text:p>
          </table:table-cell>
          <table:table-cell office:value-type="float" office:value="10015" calcext:value-type="float">
            <text:p>10015</text:p>
          </table:table-cell>
          <table:table-cell table:number-columns-repeated="62"/>
        </table:table-row>
        <table:table-row table:style-name="ro1">
          <table:table-cell table:formula="of:=[.B17] &amp; &quot;-&quot; &amp; [.C17]" office:value-type="string" office:string-value="10016-" calcext:value-type="string">
            <text:p>10016-</text:p>
          </table:table-cell>
          <table:table-cell office:value-type="float" office:value="10016" calcext:value-type="float">
            <text:p>10016</text:p>
          </table:table-cell>
          <table:table-cell table:number-columns-repeated="62"/>
        </table:table-row>
        <table:table-row table:style-name="ro1">
          <table:table-cell table:formula="of:=[.B18] &amp; &quot;-&quot; &amp; [.C18]" office:value-type="string" office:string-value="10017-" calcext:value-type="string">
            <text:p>10017-</text:p>
          </table:table-cell>
          <table:table-cell office:value-type="float" office:value="10017" calcext:value-type="float">
            <text:p>10017</text:p>
          </table:table-cell>
          <table:table-cell table:number-columns-repeated="62"/>
        </table:table-row>
        <table:table-row table:style-name="ro1">
          <table:table-cell table:formula="of:=[.B19] &amp; &quot;-&quot; &amp; [.C19]" office:value-type="string" office:string-value="10018-" calcext:value-type="string">
            <text:p>10018-</text:p>
          </table:table-cell>
          <table:table-cell office:value-type="float" office:value="10018" calcext:value-type="float">
            <text:p>10018</text:p>
          </table:table-cell>
          <table:table-cell table:number-columns-repeated="62"/>
        </table:table-row>
        <table:table-row table:style-name="ro1">
          <table:table-cell table:formula="of:=[.B20] &amp; &quot;-&quot; &amp; [.C20]" office:value-type="string" office:string-value="10019-" calcext:value-type="string">
            <text:p>10019-</text:p>
          </table:table-cell>
          <table:table-cell office:value-type="float" office:value="10019" calcext:value-type="float">
            <text:p>10019</text:p>
          </table:table-cell>
          <table:table-cell table:number-columns-repeated="62"/>
        </table:table-row>
        <table:table-row table:style-name="ro1">
          <table:table-cell table:formula="of:=[.B21] &amp; &quot;-&quot; &amp; [.C21]" office:value-type="string" office:string-value="10020-" calcext:value-type="string">
            <text:p>10020-</text:p>
          </table:table-cell>
          <table:table-cell office:value-type="float" office:value="10020" calcext:value-type="float">
            <text:p>10020</text:p>
          </table:table-cell>
          <table:table-cell table:number-columns-repeated="62"/>
        </table:table-row>
        <table:table-row table:style-name="ro1">
          <table:table-cell table:formula="of:=[.B22] &amp; &quot;-&quot; &amp; [.C22]" office:value-type="string" office:string-value="10021-" calcext:value-type="string">
            <text:p>10021-</text:p>
          </table:table-cell>
          <table:table-cell office:value-type="float" office:value="10021" calcext:value-type="float">
            <text:p>10021</text:p>
          </table:table-cell>
          <table:table-cell table:number-columns-repeated="62"/>
        </table:table-row>
        <table:table-row table:style-name="ro1">
          <table:table-cell table:formula="of:=[.B23] &amp; &quot;-&quot; &amp; [.C23]" office:value-type="string" office:string-value="10022-" calcext:value-type="string">
            <text:p>10022-</text:p>
          </table:table-cell>
          <table:table-cell office:value-type="float" office:value="10022" calcext:value-type="float">
            <text:p>10022</text:p>
          </table:table-cell>
          <table:table-cell table:number-columns-repeated="62"/>
        </table:table-row>
        <table:table-row table:style-name="ro1">
          <table:table-cell table:formula="of:=[.B24] &amp; &quot;-&quot; &amp; [.C24]" office:value-type="string" office:string-value="10023-" calcext:value-type="string">
            <text:p>10023-</text:p>
          </table:table-cell>
          <table:table-cell office:value-type="float" office:value="10023" calcext:value-type="float">
            <text:p>10023</text:p>
          </table:table-cell>
          <table:table-cell table:number-columns-repeated="62"/>
        </table:table-row>
        <table:table-row table:style-name="ro1">
          <table:table-cell table:formula="of:=[.B25] &amp; &quot;-&quot; &amp; [.C25]" office:value-type="string" office:string-value="10024-" calcext:value-type="string">
            <text:p>10024-</text:p>
          </table:table-cell>
          <table:table-cell office:value-type="float" office:value="10024" calcext:value-type="float">
            <text:p>10024</text:p>
          </table:table-cell>
          <table:table-cell table:number-columns-repeated="62"/>
        </table:table-row>
        <table:table-row table:style-name="ro1">
          <table:table-cell table:formula="of:=[.B26] &amp; &quot;-&quot; &amp; [.C26]" office:value-type="string" office:string-value="10025-" calcext:value-type="string">
            <text:p>10025-</text:p>
          </table:table-cell>
          <table:table-cell office:value-type="float" office:value="10025" calcext:value-type="float">
            <text:p>10025</text:p>
          </table:table-cell>
          <table:table-cell table:number-columns-repeated="62"/>
        </table:table-row>
        <table:table-row table:style-name="ro1">
          <table:table-cell table:formula="of:=[.B27] &amp; &quot;-&quot; &amp; [.C27]" office:value-type="string" office:string-value="10026-" calcext:value-type="string">
            <text:p>10026-</text:p>
          </table:table-cell>
          <table:table-cell office:value-type="float" office:value="10026" calcext:value-type="float">
            <text:p>10026</text:p>
          </table:table-cell>
          <table:table-cell table:number-columns-repeated="62"/>
        </table:table-row>
        <table:table-row table:style-name="ro1">
          <table:table-cell table:formula="of:=[.B28] &amp; &quot;-&quot; &amp; [.C28]" office:value-type="string" office:string-value="10027-" calcext:value-type="string">
            <text:p>10027-</text:p>
          </table:table-cell>
          <table:table-cell office:value-type="float" office:value="10027" calcext:value-type="float">
            <text:p>10027</text:p>
          </table:table-cell>
          <table:table-cell table:number-columns-repeated="62"/>
        </table:table-row>
        <table:table-row table:style-name="ro1">
          <table:table-cell table:formula="of:=[.B29] &amp; &quot;-&quot; &amp; [.C29]" office:value-type="string" office:string-value="10028-" calcext:value-type="string">
            <text:p>10028-</text:p>
          </table:table-cell>
          <table:table-cell office:value-type="float" office:value="10028" calcext:value-type="float">
            <text:p>10028</text:p>
          </table:table-cell>
          <table:table-cell table:number-columns-repeated="62"/>
        </table:table-row>
        <table:table-row table:style-name="ro1">
          <table:table-cell table:formula="of:=[.B30] &amp; &quot;-&quot; &amp; [.C30]" office:value-type="string" office:string-value="10029-" calcext:value-type="string">
            <text:p>10029-</text:p>
          </table:table-cell>
          <table:table-cell office:value-type="float" office:value="10029" calcext:value-type="float">
            <text:p>10029</text:p>
          </table:table-cell>
          <table:table-cell table:number-columns-repeated="62"/>
        </table:table-row>
        <table:table-row table:style-name="ro1">
          <table:table-cell table:formula="of:=[.B31] &amp; &quot;-&quot; &amp; [.C31]" office:value-type="string" office:string-value="10030-" calcext:value-type="string">
            <text:p>10030-</text:p>
          </table:table-cell>
          <table:table-cell office:value-type="float" office:value="10030" calcext:value-type="float">
            <text:p>100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****************************************************************</text:p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kte" table:style-name="ta1">
        <table:table-column table:style-name="co18" table:default-cell-style-name="ce32"/>
        <table:table-column table:style-name="co5" table:number-columns-repeated="2" table:default-cell-style-name="ce32"/>
        <table:table-row table:style-name="ro1">
          <table:table-cell table:style-name="ce31" office:value-type="string" calcext:value-type="string">
            <text:p>Bezeichnung</text:p>
          </table:table-cell>
          <table:table-cell table:style-name="ce31" office:value-type="string" calcext:value-type="string">
            <text:p>USt</text:p>
          </table:table-cell>
          <table:table-cell table:style-name="ce31"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Schreibtisch "bauhaus"</text:p>
          </table:table-cell>
          <table:table-cell office:value-type="string" calcext:value-type="string">
            <text:p>v</text:p>
          </table:table-cell>
          <table:table-cell office:value-type="float" office:value="2344.9" calcext:value-type="float">
            <text:p>2344,9</text:p>
          </table:table-cell>
        </table:table-row>
        <table:table-row table:style-name="ro1">
          <table:table-cell office:value-type="string" calcext:value-type="string">
            <text:p>Aktenschrank "bauhaus"</text:p>
          </table:table-cell>
          <table:table-cell office:value-type="string" calcext:value-type="string">
            <text:p>v</text:p>
          </table:table-cell>
          <table:table-cell office:value-type="float" office:value="2829.48" calcext:value-type="float">
            <text:p>2829,48</text:p>
          </table:table-cell>
        </table:table-row>
        <table:table-row table:style-name="ro1">
          <table:table-cell office:value-type="string" calcext:value-type="string">
            <text:p>Schreibtisch "Präsident"</text:p>
          </table:table-cell>
          <table:table-cell office:value-type="string" calcext:value-type="string">
            <text:p>v</text:p>
          </table:table-cell>
          <table:table-cell office:value-type="float" office:value="7107.5" calcext:value-type="float">
            <text:p>7107,5</text:p>
          </table:table-cell>
        </table:table-row>
        <table:table-row table:style-name="ro1">
          <table:table-cell office:value-type="string" calcext:value-type="string">
            <text:p>Stehpult "Cicero"</text:p>
          </table:table-cell>
          <table:table-cell office:value-type="string" calcext:value-type="string">
            <text:p>v</text:p>
          </table:table-cell>
          <table:table-cell office:value-type="float" office:value="955.3" calcext:value-type="float">
            <text:p>955,3</text:p>
          </table:table-cell>
        </table:table-row>
        <table:table-row table:style-name="ro1">
          <table:table-cell office:value-type="string" calcext:value-type="string">
            <text:p>Schreibtisch "Diogenes"</text:p>
          </table:table-cell>
          <table:table-cell office:value-type="string" calcext:value-type="string">
            <text:p>v</text:p>
          </table:table-cell>
          <table:table-cell office:value-type="float" office:value="465.1" calcext:value-type="float">
            <text:p>465,1</text:p>
          </table:table-cell>
        </table:table-row>
        <table:table-row table:style-name="ro1">
          <table:table-cell office:value-type="string" calcext:value-type="string">
            <text:p>Sideboard "Queen Victoria"</text:p>
          </table:table-cell>
          <table:table-cell office:value-type="string" calcext:value-type="string">
            <text:p>v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Aktenregal "Diogenes"</text:p>
          </table:table-cell>
          <table:table-cell office:value-type="string" calcext:value-type="string">
            <text:p>v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rbeitszeit Archikt/in</text:p>
          </table:table-cell>
          <table:table-cell office:value-type="string" calcext:value-type="string">
            <text:p>v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rbeitszeit Meister/in</text:p>
          </table:table-cell>
          <table:table-cell office:value-type="string" calcext:value-type="string">
            <text:p>v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rbeitszeit Geselle/in</text:p>
          </table:table-cell>
          <table:table-cell office:value-type="string" calcext:value-type="string">
            <text:p>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beitszeit Auszubildende/r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beitszeit Architekt/in, intern</text:p>
          </table:table-cell>
          <table:table-cell office:value-type="string" calcext:value-type="string">
            <text:p>v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rbeitszeit Meister/in, intern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beitszeit Geselle/in, intern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beitszeit Auszubildende/r, intern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ammdaten" table:style-name="ta1">
        <table:table-column table:style-name="co13" table:default-cell-style-name="ce24"/>
        <table:table-column table:style-name="co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5" table:default-cell-style-name="ce28"/>
        <table:table-column table:style-name="co5" table:default-cell-style-name="ce24"/>
        <table:table-column table:style-name="co17" table:default-cell-style-name="ce24"/>
        <table:table-column table:style-name="co5" table:number-columns-repeated="56" table:default-cell-style-name="ce24"/>
        <table:table-row table:style-name="ro1">
          <table:table-cell office:value-type="string" calcext:value-type="string">
            <text:p>Jahr</text:p>
          </table:table-cell>
          <table:table-cell office:value-type="float" office:value="2019" calcext:value-type="float">
            <text:p>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ster Monat: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t-Satz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ErsterMonat" table:base-cell-address="$Stammdaten.$A$4" table:cell-range-address="$Stammdaten.$B$2"/>
        <table:named-range table:name="Jahr" table:base-cell-address="$Stammdaten.$A$4" table:cell-range-address="$Stammdaten.$B$1"/>
        <table:named-range table:name="Kunden" table:base-cell-address="$Kunden.$D$17" table:cell-range-address="$Kunden.$A$1:.$I$31"/>
        <table:named-range table:name="Produkte" table:base-cell-address="$Produkte.$C$1" table:cell-range-address="$Produkte.$A:.$C"/>
        <table:named-range table:name="UStSatz" table:base-cell-address="$Stammdaten.$A$4" table:cell-range-address="$Stammdaten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23:47:01.96230248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1T19:58:30.889251907</meta:creation-date>
    <dc:date>2023-09-24T16:09:19.298160393</dc:date>
    <meta:editing-duration>PT15H49M13S</meta:editing-duration>
    <meta:editing-cycles>36</meta:editing-cycles>
    <meta:generator>LibreOffice/24.8.4.2$Linux_X86_64 LibreOffice_project/bb3cfa12c7b1bf994ecc5649a80400d06cd71002</meta:generator>
    <meta:document-statistic meta:table-count="4" meta:cell-count="513" meta:object-count="0"/>
  </office:meta>
</office:document-meta>
</file>